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d560" officeooo:paragraph-rsid="0003d560"/>
    </style:style>
    <style:style style:name="P2" style:family="paragraph" style:parent-style-name="Standard">
      <style:text-properties officeooo:rsid="00057b82" officeooo:paragraph-rsid="00057b82"/>
    </style:style>
    <style:style style:name="P3" style:family="paragraph" style:parent-style-name="Standard">
      <style:text-properties officeooo:rsid="00080f5a" officeooo:paragraph-rsid="00080f5a"/>
    </style:style>
    <style:style style:name="P4" style:family="paragraph" style:parent-style-name="Standard">
      <style:text-properties officeooo:rsid="0009be1c" officeooo:paragraph-rsid="0009be1c"/>
    </style:style>
    <style:style style:name="P5" style:family="paragraph" style:parent-style-name="Standard">
      <style:text-properties style:text-position="0% 100%" officeooo:rsid="0003d560" officeooo:paragraph-rsid="0003d560"/>
    </style:style>
    <style:style style:name="P6" style:family="paragraph" style:parent-style-name="Standard">
      <style:text-properties style:text-position="0% 100%" officeooo:rsid="00057b82" officeooo:paragraph-rsid="00057b82"/>
    </style:style>
    <style:style style:name="P7" style:family="paragraph" style:parent-style-name="Standard">
      <style:text-properties officeooo:rsid="0009be1c" officeooo:paragraph-rsid="0009be1c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6pt" fo:font-weight="bold" officeooo:rsid="0009be1c" officeooo:paragraph-rsid="0009be1c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eaf9e" officeooo:paragraph-rsid="000eaf9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1c141" officeooo:paragraph-rsid="0011c14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1c141" officeooo:paragraph-rsid="001270b4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1c141" officeooo:paragraph-rsid="001336f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1c141" officeooo:paragraph-rsid="0017578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11c141" officeooo:paragraph-rsid="0017578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11c141" officeooo:paragraph-rsid="001336f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8a179" officeooo:paragraph-rsid="0018a17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8a179" officeooo:paragraph-rsid="0018a17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rsid="0018a179" officeooo:paragraph-rsid="0018a17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72bf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72bfb"/>
    </style:style>
    <style:style style:name="T5" style:family="text">
      <style:text-properties style:text-position="0% 100%" officeooo:rsid="0009be1c"/>
    </style:style>
    <style:style style:name="T6" style:family="text">
      <style:text-properties style:text-position="0% 100%" officeooo:rsid="0009e15e"/>
    </style:style>
    <style:style style:name="T7" style:family="text">
      <style:text-properties style:text-position="0% 100%" officeooo:rsid="000d75f1"/>
    </style:style>
    <style:style style:name="T8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style:text-position="0% 100%" style:font-name="Liberation Serif1" fo:font-size="12pt" style:font-size-asian="10.5pt" style:font-size-complex="12pt"/>
    </style:style>
    <style:style style:name="T10" style:family="text">
      <style:text-properties style:text-position="0% 100%" style:font-name="Liberation Serif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text-position="0% 100%" style:font-name="Liberation Serif" fo:font-size="12pt" fo:font-weight="normal" officeooo:rsid="0013e36f" style:font-size-asian="10.5pt" style:font-weight-asian="normal" style:font-size-complex="12pt" style:font-weight-complex="normal"/>
    </style:style>
    <style:style style:name="T12" style:family="text">
      <style:text-properties style:text-position="0% 100%" style:font-name="Liberation Serif" fo:font-size="12pt" fo:font-weight="normal" officeooo:rsid="0014a83d" style:font-size-asian="10.5pt" style:font-weight-asian="normal" style:font-size-complex="12pt" style:font-weight-complex="normal"/>
    </style:style>
    <style:style style:name="T13" style:family="text">
      <style:text-properties style:text-position="0% 100%" style:font-name="Liberation Serif" fo:font-size="12pt" fo:font-weight="normal" officeooo:rsid="00169a26" style:font-size-asian="10.5pt" style:font-weight-asian="normal" style:font-size-complex="12pt" style:font-weight-complex="normal"/>
    </style:style>
    <style:style style:name="T14" style:family="text">
      <style:text-properties style:text-position="0% 100%" style:font-name="Liberation Serif" fo:font-size="12pt" fo:font-weight="normal" officeooo:rsid="0018a179" style:font-size-asian="10.5pt" style:font-weight-asian="normal" style:font-size-complex="12pt" style:font-weight-complex="normal"/>
    </style:style>
    <style:style style:name="T15" style:family="text">
      <style:text-properties style:text-position="0% 100%" style:font-name="Liberation Serif" fo:font-size="12pt" fo:font-weight="normal" officeooo:rsid="0019d8f1" style:font-size-asian="10.5pt" style:font-weight-asian="normal" style:font-size-complex="12pt" style:font-weight-complex="normal"/>
    </style:style>
    <style:style style:name="T16" style:family="text">
      <style:text-properties style:text-position="0% 100%" style:font-name="Liberation Serif" fo:font-size="12pt" style:font-size-asian="10.5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ЭЛЕМЕНТАРНАЯ МАТЕМАТИКА</text:p>
      <text:p text:style-name="P21">ПОВТОРИТЕЛЬНЫЙ КУРС</text:p>
      <text:p text:style-name="Standard"/>
      <text:p text:style-name="Standard"/>
      <text:p text:style-name="P10">ВВЕДЕНИЕ</text:p>
      <text:p text:style-name="Standard"/>
      <text:p text:style-name="P1">1<text:span text:style-name="T1">2</text:span><text:span text:style-name="T3"> + 2</text:span><text:span text:style-name="T1">2</text:span><text:span text:style-name="T3"> + … + n</text:span><text:span text:style-name="T1">2</text:span><text:span text:style-name="T3"> = </text:span><text:span text:style-name="T3"><draw:frame draw:style-name="fr1" draw:name="Object1" text:anchor-type="as-char" svg:y="-0.66cm" svg:width="2.879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Доказательство.</text:p>
      <text:p text:style-name="P5">1) При n = 1 формула сводится к</text:p>
      <text:p text:style-name="P1"><text:span text:style-name="T3">1</text:span><text:span text:style-name="T1">2</text:span><text:span text:style-name="T3"> = </text:span><text:span text:style-name="T3"><draw:frame draw:style-name="fr1" draw:name="Object2" text:anchor-type="as-char" svg:y="-0.66cm" svg:width="3.082cm" svg:height="1.03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=</text:span><text:span text:style-name="T3"><draw:frame draw:style-name="fr1" draw:name="Object3" text:anchor-type="as-char" svg:y="-0.619cm" svg:width="1.48cm" svg:height="0.998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3">= 1.</text:span></text:p>
      <text:p text:style-name="P5">2) Пусть при n = k формула верна:</text:p>
      <text:p text:style-name="P1"><text:span text:style-name="T3">1</text:span><text:span text:style-name="T1">2</text:span><text:span text:style-name="T3"> + 2</text:span><text:span text:style-name="T1">2</text:span><text:span text:style-name="T3"> + … + k</text:span><text:span text:style-name="T1">2</text:span><text:span text:style-name="T3"> = </text:span><text:span text:style-name="T3"><draw:frame draw:style-name="fr1" draw:name="Object4" text:anchor-type="as-char" svg:y="-0.66cm" svg:width="2.887cm" svg:height="1.03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,<text:tab/></text:span><text:span text:style-name="T5">(1)</text:span></text:p>
      <text:p text:style-name="P6">Положим n = k + 1. Находим</text:p>
      <text:p text:style-name="P2"><text:span text:style-name="T3">1</text:span><text:span text:style-name="T1">2</text:span><text:span text:style-name="T3"> + 2</text:span><text:span text:style-name="T1">2</text:span><text:span text:style-name="T3"> + … + (k</text:span><text:span text:style-name="T4">+</text:span><text:span text:style-name="T3">1)</text:span><text:span text:style-name="T2">2</text:span><text:span text:style-name="T3"> = </text:span><text:span text:style-name="T3"><draw:frame draw:style-name="fr1" draw:name="Object5" text:anchor-type="as-char" svg:y="-0.66cm" svg:width="5.272cm" svg:height="1.037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=</text:span><draw:frame draw:style-name="fr1" draw:name="Object6" text:anchor-type="as-char" svg:y="-0.66cm" svg:width="3.692cm" svg:height="1.03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4">.<text:tab/></text:span><text:span text:style-name="T5">(2)</text:span></text:p>
      <text:p text:style-name="P3"><text:span text:style-name="T4">Левая сторона </text:span><text:span text:style-name="T5">(2) </text:span><text:span text:style-name="T4">может быть записана как</text:span></text:p>
      <text:p text:style-name="P3"><text:span text:style-name="T4">1</text:span><text:span text:style-name="T1">2</text:span><text:span text:style-name="T3"> + 2</text:span><text:span text:style-name="T1">2</text:span><text:span text:style-name="T3"> + … + k</text:span><text:span text:style-name="T1">2</text:span><text:span text:style-name="T3"> + (k+1)</text:span><text:span text:style-name="T1">2</text:span><text:span text:style-name="T3">.</text:span></text:p>
      <text:p text:style-name="P3"><text:span text:style-name="T7">С учётом </text:span><text:span text:style-name="T5">(1) упрощаем к</text:span></text:p>
      <text:p text:style-name="P3"><text:span text:style-name="T3">(1</text:span><text:span text:style-name="T1">2</text:span><text:span text:style-name="T3"> + 2</text:span><text:span text:style-name="T1">2</text:span><text:span text:style-name="T3"> + … + k</text:span><text:span text:style-name="T1">2</text:span><text:span text:style-name="T3">) + (k+1)</text:span><text:span text:style-name="T1">2</text:span><text:span text:style-name="T3"> = </text:span><text:span text:style-name="T3"><draw:frame draw:style-name="fr1" draw:name="Object7" text:anchor-type="as-char" svg:y="-0.66cm" svg:width="2.887cm" svg:height="1.03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+ (k+1)</text:span><text:span text:style-name="T1">2</text:span><text:span text:style-name="T3"> = </text:span><text:span text:style-name="T3"><draw:frame draw:style-name="fr1" draw:name="Object8" text:anchor-type="as-char" svg:y="-0.711cm" svg:width="4.591cm" svg:height="1.08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=</text:span></text:p>
      <text:p text:style-name="P4"><text:span text:style-name="T3">=</text:span><text:span text:style-name="T3"><draw:frame draw:style-name="fr1" draw:name="Object9" text:anchor-type="as-char" svg:y="-0.66cm" svg:width="4.738cm" svg:height="1.03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= </text:span><text:span text:style-name="T3"><draw:frame draw:style-name="fr1" draw:name="Object10" text:anchor-type="as-char" svg:y="-0.711cm" svg:width="3.538cm" svg:height="1.08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= </text:span><text:span text:style-name="T3"><draw:frame draw:style-name="fr1" draw:name="Object11" text:anchor-type="as-char" svg:y="-0.66cm" svg:width="3.692cm" svg:height="1.03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.</text:span></text:p>
      <text:p text:style-name="P4"><text:span text:style-name="T3">Так левая сторона (2) эквивалентна правой стороне (2). Это доказывает индуктивный шаг. Следовательно, по методу математической индукции данное утверждение верно для каждого натурального числа </text:span><text:span text:style-name="T6">n.</text:span></text:p>
      <text:p text:style-name="P4"><text:span text:style-name="T6"/></text:p>
      <text:p text:style-name="P4"><text:span text:style-name="T6"/></text:p>
      <text:p text:style-name="P9"><text:span text:style-name="T6">Часть первая</text:span></text:p>
      <text:p text:style-name="P9"><text:span text:style-name="T6">АРИФМЕТИКА, АЛГЕБРА И ЭЛЕМЕНТАРНЫЕ ФУНКЦИИ</text:span></text:p>
      <text:p text:style-name="P4"><text:span text:style-name="T6"/></text:p>
      <text:p text:style-name="P4"><text:span text:style-name="T6"/></text:p>
      <text:p text:style-name="P11"><text:span text:style-name="T6">Глава </text:span><text:span text:style-name="T3">I</text:span></text:p>
      <text:p text:style-name="P11"><text:span text:style-name="T3">ДЕЙСТВИТЕЛЬНЫЕ И КОМПЛЕКСНЫЕ ЧИСЛА</text:span></text:p>
      <text:p text:style-name="P11"><text:span text:style-name="T8"/></text:p>
      <text:p text:style-name="P11"><text:span text:style-name="T8"/></text:p>
      <text:p text:style-name="P12"><text:span text:style-name="T9">§</text:span><text:span text:style-name="T16"> 1. Действительные числа. Координаты</text:span></text:p>
      <text:p text:style-name="P12"><text:span text:style-name="T10"/></text:p>
      <text:p text:style-name="P13"><text:span text:style-name="T10">Признак делимости на 5.</text:span></text:p>
      <text:p text:style-name="P13"><text:span text:style-name="T10">На 5 делятся те и только те числа, запись которых заканчивается цифрой 0 или цифрой 5.</text:span></text:p>
      <text:p text:style-name="P12"><text:span text:style-name="T10"/></text:p>
      <text:p text:style-name="P12"><text:span text:style-name="T10">Доказательство.</text:span></text:p>
      <text:p text:style-name="P12"><text:span text:style-name="T15">1) </text:span><text:span text:style-name="T10">Числа заканчивающиеся на </text:span><text:span text:style-name="T12">0:</text:span></text:p>
      <text:p text:style-name="P16"><text:span text:style-name="T11">Все числа, заканчивающиеся на </text:span><text:span text:style-name="T12">0, могут быть выражены как 10n, где n - некоторые числа. Например, 30 может быть выражено как 10(3), а 120 может быть выражено как 10(12). Теперь, так как 10 делится на 5, значит 10n делится на 5. Это означает, что все числа, заканчивающиеся на 0, делятся на 5.</text:span></text:p>
      <text:p text:style-name="P15"><text:soft-page-break/><text:span text:style-name="T15">2) </text:span><text:span text:style-name="T12">Числа заканчивающиеся на </text:span><text:span text:style-name="T13">5:</text:span></text:p>
      <text:p text:style-name="P17"><text:span text:style-name="T13">Числа, заканчивающиеся на 5, могут быть выражены как 10n + 5. Например, 85 может быть выражено, как 10 (8) + 5, а 225 может быть выражено, как 22 (10) + 5. Сверху мы уже доказали, что все числа вида 10n делятся на 5, поэтому у нас осталось только 5. Теперь, так как 5 делится на 5, 10n + 5 делится на 5. На самом деле, мы легко можем видеть, что 10n делится на 5, потому что мы можем выделить 5, как в 10n + 5 = 5(2n + 1).</text:span></text:p>
      <text:p text:style-name="P14"><text:span text:style-name="T13"/></text:p>
      <text:p text:style-name="P14"><text:span text:style-name="T15">3) </text:span><text:span text:style-name="T13">Как насчёт чисел, оканчивающихся на другие цифры?</text:span></text:p>
      <text:p text:style-name="P14"><text:span text:style-name="T13">Числа, оканчивающиеся на </text:span><text:span text:style-name="T14">1, 2, 3 и 4, могут быть выражены как</text:span></text:p>
      <text:p text:style-name="P19"><text:span text:style-name="T10">10n + 1</text:span></text:p>
      <text:p text:style-name="P19"><text:span text:style-name="T10">10n + 2</text:span></text:p>
      <text:p text:style-name="P19"><text:span text:style-name="T10">10n + 3</text:span></text:p>
      <text:p text:style-name="P19"><text:span text:style-name="T10">10n + 4</text:span></text:p>
      <text:p text:style-name="P20"><text:span text:style-name="T10">Теперь мы знаем, что 10n делится на 5, поэтому мы можем его игнорировать. Это оставляет 1, 2, 3 и 4, которые не делятся на 5.</text:span></text:p>
      <text:p text:style-name="P20"><text:span text:style-name="T10">Другие оставшиеся цифры — 6, 7, 8 и 9. Обратите внимание, что мы можем выделить 10n + 5, как показано в выражениях ниже. Поскольку 10n + 5 делится на 5, мы снова получаем 1, 2, 3 и 4, которые не делятся на 5.</text:span></text:p>
      <text:p text:style-name="P19"><text:span text:style-name="T10">10n + 6 = (10n + 5) + 1</text:span></text:p>
      <text:p text:style-name="P19"><text:span text:style-name="T10">10n + 7 = (10n + 5) + 2</text:span></text:p>
      <text:p text:style-name="P19"><text:span text:style-name="T10">10n + 8 = (10n + 5) + 3</text:span></text:p>
      <text:p text:style-name="P19"><text:span text:style-name="T10">10n + 9 = (10n + 5) + 4</text:span></text:p>
      <text:p text:style-name="P18"><text:span text:style-name="T10">Это доказывает, что числа, заканчивающиеся на 6, 7, 8 и 9, не делятся на 5.</text:span></text:p>
      <text:p text:style-name="P18"><text:span text:style-name="T10"/></text:p>
      <text:p text:style-name="P18"><text:span text:style-name="T10">Итак, мы доказали, что число делится на 5, если оно заканчивается на 0 и заканчивается на 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9-01-28T22:26:55.090826220</meta:creation-date>
    <meta:generator>LibreOffice/6.1.1.2$MacOSX_X86_64 LibreOffice_project/5d19a1bfa650b796764388cd8b33a5af1f5baa1b</meta:generator>
    <dc:date>2019-02-09T14:26:03.398992036</dc:date>
    <dc:creator>Игорь </dc:creator>
    <meta:editing-duration>PT1H14M30S</meta:editing-duration>
    <meta:editing-cycles>12</meta:editing-cycles>
    <meta:document-statistic meta:table-count="0" meta:image-count="0" meta:object-count="11" meta:page-count="2" meta:paragraph-count="43" meta:word-count="481" meta:character-count="2331" meta:non-whitespace-character-count="1891"/>
  </office:meta>
</office:document-meta>
</file>

<file path=Object 1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n(n+1)(2n+1)} over {6}</annotation>
  </semantics>
</math>
</file>

<file path=Object 10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sup>
                  <mi>k</mi>
                  <mn>2</mn>
                </msup>
                <mo stretchy="false">+</mo>
                <mn>7</mn>
              </mrow>
              <mrow>
                <mi>k</mi>
                <mo stretchy="false">+</mo>
                <mn>6</mn>
              </mrow>
            </mrow>
          </mrow>
          <mo fence="true" stretchy="false">)</mo>
        </mrow>
      </mrow>
      <mn>6</mn>
    </mfrac>
    <annotation encoding="StarMath 5.0">{(k+1)(2k^2+7k+6)} over {6}</annotation>
  </semantics>
</math>
</file>

<file path=Object 11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3</mn>
              </mrow>
            </mrow>
          </mrow>
          <mo fence="true" stretchy="false">)</mo>
        </mrow>
      </mrow>
      <mn>6</mn>
    </mfrac>
    <annotation encoding="StarMath 5.0">{(k+1)(k+2)(2k+3)} over {6}</annotation>
  </semantics>
</math>
</file>

<file path=Object 2/content.xml><?xml version="1.0" encoding="utf-8"?>
<math xmlns="http://www.w3.org/1998/Math/MathML" display="block">
  <semantics>
    <mfrac>
      <mrow>
        <mn>1</mn>
        <mrow>
          <mo fence="true" stretchy="false">(</mo>
          <mrow>
            <mrow>
              <mn>1</mn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row>
                <mn>2</mn>
                <mo stretchy="false">∗</mo>
                <mn>1</mn>
              </mrow>
              <mo stretchy="false">+</mo>
              <mn>1</mn>
            </mrow>
          </mrow>
          <mo fence="true" stretchy="false">)</mo>
        </mrow>
      </mrow>
      <mn>6</mn>
    </mfrac>
    <annotation encoding="StarMath 5.0">{1(1+1)(2*1+1)} over {6} </annotation>
  </semantics>
</math>
</file>

<file path=Object 3/content.xml><?xml version="1.0" encoding="utf-8"?>
<math xmlns="http://www.w3.org/1998/Math/MathML" display="block">
  <semantics>
    <mfrac>
      <mrow>
        <mn>1</mn>
        <mo stretchy="false">∗</mo>
        <mn>2</mn>
        <mo stretchy="false">∗</mo>
        <mn>3</mn>
      </mrow>
      <mn>6</mn>
    </mfrac>
    <annotation encoding="StarMath 5.0">{1*2*3} over {6} </annotation>
  </semantics>
</math>
</file>

<file path=Object 4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k(k+1)(2k+1)} over {6}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(k+1)((k+1)+1)(2(k+1)+1)} over {6}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3</mn>
              </mrow>
            </mrow>
          </mrow>
          <mo fence="true" stretchy="false">)</mo>
        </mrow>
      </mrow>
      <mn>6</mn>
    </mfrac>
    <annotation encoding="StarMath 5.0">{(k+1)(k+2)(2k+3)} over {6}</annotation>
  </semantics>
</math>
</file>

<file path=Object 7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k(k+1)(2k+1)} over {6}</annotation>
  </semantics>
</math>
</file>

<file path=Object 8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row>
            <mo fence="true" stretchy="false">(</mo>
            <mrow>
              <mrow>
                <mn>2</mn>
                <mrow>
                  <mi>k</mi>
                  <mo stretchy="false">+</mo>
                  <mn>1</mn>
                </mrow>
              </mrow>
            </mrow>
            <mo fence="true" stretchy="false">)</mo>
          </mrow>
          <mo stretchy="false">+</mo>
          <mn>6</mn>
        </mrow>
        <msup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  <mn>2</mn>
        </msup>
      </mrow>
      <mn>6</mn>
    </mfrac>
    <annotation encoding="StarMath 5.0">{k(k+1)(2k+1) + 6(k+1)^2} over {6}</annotation>
  </semantics>
</math>
</file>

<file path=Object 9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[</mo>
          <mrow>
            <mrow>
              <mi>k</mi>
              <mrow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n>6</mn>
              </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n>6</mn>
    </mfrac>
    <annotation encoding="StarMath 5.0">{(k+1)[k(2k+1)+6(k+1)]} over {6}</annotation>
  </semantics>
</math>
</file>